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323cm" fo:min-width="11.438cm"/>
    </style:style>
    <style:style style:name="gr2" style:family="graphic" style:parent-style-name="standard">
      <style:graphic-properties draw:textarea-horizontal-align="justify" draw:textarea-vertical-align="middle" draw:auto-grow-height="false" fo:min-height="1.846cm" fo:min-width="6.501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6.54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938cm" svg:height="12.573cm" svg:x="30.845cm" svg:y="32.623cm">
          <text:p text:style-name="P1">WayCoalesc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001cm" svg:height="4.191cm" svg:x="20.939cm" svg:y="36.433cm">
          <text:p text:style-name="P1">Ways</text:p>
          <draw:enhanced-geometry svg:viewBox="0 0 21600 21600" draw:text-areas="0 ?f0 ?f5 ?f2" draw:type="right-arrow" draw:modifiers="16212.1469632592 5647.328244274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8.001cm" svg:height="4.191cm" svg:x="45.958cm" svg:y="36.306cm">
          <text:p text:style-name="P1">Paths</text:p>
          <draw:enhanced-geometry svg:viewBox="0 0 21600 21600" draw:text-areas="0 ?f0 ?f5 ?f2" draw:type="right-arrow" draw:modifiers="16212.1469632592 5647.328244274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1.938cm" svg:height="12.573cm" svg:x="57.007cm" svg:y="32.496cm">
          <text:p text:style-name="P1">TrackSimulato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01cm" svg:height="4.189cm" draw:transform="rotate (-1.55857902203094) translate (65.699cm 46.703cm)">
          <text:p text:style-name="P1">Track</text:p>
          <draw:enhanced-geometry svg:viewBox="0 0 21600 21600" draw:text-areas="0 ?f0 ?f5 ?f2" draw:mirror-vertical="false" draw:mirror-horizontal="true" draw:type="right-arrow" draw:modifiers="16212.1469632592 5647.328244274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1.938cm" svg:height="12.573cm" svg:x="57.007cm" svg:y="55.737cm">
          <text:p text:style-name="P1">TrackEmmit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01cm" svg:height="4.19cm" draw:transform="rotate (-3.12937534882583) translate (54.009cm 64.118cm)">
          <text:p text:style-name="P1">Track</text:p>
          <draw:enhanced-geometry svg:viewBox="0 0 21600 21600" draw:text-areas="0 ?f0 ?f5 ?f2" draw:mirror-horizontal="false" draw:mirror-vertical="true" draw:type="right-arrow" draw:modifiers="16212.1469632592 5647.328244274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1.938cm" svg:height="12.573cm" svg:x="29.321cm" svg:y="55.102cm">
          <text:p text:style-name="P1">TrackRecepto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4cm" fo:page-height="2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1T23:15:13.180912519</meta:creation-date>
    <dc:date>2015-10-21T23:24:09.747241573</dc:date>
    <meta:editing-duration>PT8M56S</meta:editing-duration>
    <meta:editing-cycles>1</meta:editing-cycles>
    <meta:document-statistic meta:object-count="8"/>
    <meta:generator>LibreOffice/4.4.3.2$Linux_X86_64 LibreOffice_project/40m0$Build-2</meta:generator>
  </office:meta>
</office:document-meta>
</file>